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900" officeooo:paragraph-rsid="00162900"/>
    </style:style>
    <style:style style:name="P2" style:family="paragraph" style:parent-style-name="Standard">
      <style:text-properties style:text-line-through-style="solid" style:text-line-through-type="single" officeooo:rsid="00162900" officeooo:paragraph-rsid="00162900"/>
    </style:style>
    <style:style style:name="P3" style:family="paragraph" style:parent-style-name="Standard">
      <style:text-properties style:text-line-through-style="solid" style:text-line-through-type="single" officeooo:rsid="00162900" officeooo:paragraph-rsid="0017dab3"/>
    </style:style>
    <style:style style:name="P4" style:family="paragraph" style:parent-style-name="Standard">
      <style:text-properties style:text-line-through-style="solid" style:text-line-through-type="single" officeooo:rsid="0017dab3" officeooo:paragraph-rsid="0017dab3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7dab3"/>
    </style:style>
    <style:style style:name="T3" style:family="text">
      <style:text-properties style:text-line-through-style="none" style:text-line-through-type="none" officeooo:rsid="001a6b8b"/>
    </style:style>
    <style:style style:name="T4" style:family="text">
      <style:text-properties style:text-line-through-style="none" style:text-line-through-type="none" officeooo:rsid="001d66de"/>
    </style:style>
    <style:style style:name="T5" style:family="text">
      <style:text-properties officeooo:rsid="001a6b8b"/>
    </style:style>
    <style:style style:name="T6" style:family="text">
      <style:text-properties officeooo:rsid="001f5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Version:apps/V1</text:p>
      <text:p text:style-name="P1">kind: Deployment</text:p>
      <text:p text:style-name="P1">metadata: </text:p>
      <text:p text:style-name="P1"><text:s text:c="3"/>name:mysql</text:p>
      <text:p text:style-name="P1"><text:s text:c="3"/>labels:</text:p>
      <text:p text:style-name="P1"><text:s text:c="6"/>app:mysql</text:p>
      <text:p text:style-name="P1"><text:s/>spec:</text:p>
      <text:p text:style-name="P1"><text:s text:c="5"/>replicas:1</text:p>
      <text:p text:style-name="P1"><text:s text:c="5"/>selector:</text:p>
      <text:p text:style-name="P1"><text:s text:c="9"/>matchLabels:</text:p>
      <text:p text:style-name="P1"><text:s text:c="14"/>app: mysql</text:p>
      <text:p text:style-name="P1"><text:s text:c="4"/>template:</text:p>
      <text:p text:style-name="P1"><text:s text:c="9"/>metadata:</text:p>
      <text:p text:style-name="P1"><text:s text:c="14"/>labels:</text:p>
      <text:p text:style-name="P1"><text:s text:c="17"/>app:mysql</text:p>
      <text:p text:style-name="P1"><text:s text:c="3"/>spec:</text:p>
      <text:p text:style-name="P1"><text:s text:c="5"/>container:</text:p>
      <text:p text:style-name="P1"><text:s text:c="7"/>-name: <text:span text:style-name="T6">mvncontainer</text:span></text:p>
      <text:p text:style-name="P1"><text:s text:c="8"/>image: <text:span text:style-name="T6">mymvn</text:span></text:p>
      <text:p text:style-name="P1"><text:s text:c="8"/>ports:</text:p>
      <text:p text:style-name="P1">- containerPort:<text:span text:style-name="T5">8080</text:span></text:p>
      <text:p text:style-name="P1"/>
      <text:p text:style-name="P1"><text:span text:style-name="T5">ENV</text:span>:</text:p>
      <text:p text:style-name="P1">-name: MYSQL_PASSWORD</text:p>
      <text:p text:style-name="P1"><text:s/>value:<text:span text:style-name="T5">o</text:span>pstree123</text:p>
      <text:p text:style-name="P1">-name: MYSQL_DATABASE</text:p>
      <text:p text:style-name="P1"><text:s/>value: springbootdb</text:p>
      <text:p text:style-name="P1">-name:MYSQL_<text:span text:style-name="T5">USER</text:span></text:p>
      <text:p text:style-name="P1">value: <text:span text:style-name="T5">opstree</text:span></text:p>
      <text:p text:style-name="P1">volumeMounts:</text:p>
      <text:p text:style-name="P1"/>
      <text:p text:style-name="P2"><text:span text:style-name="T1">-name:mysql-persistent-storage</text:span></text:p>
      <text:p text:style-name="P2"><text:span text:style-name="T1"><text:s text:c="2"/>mount-path:/var/lib/mysql</text:span></text:p>
      <text:p text:style-name="P2"><text:span text:style-name="T1"/></text:p>
      <text:p text:style-name="P2"><text:span text:style-name="T1">volumes:</text:span></text:p>
      <text:p text:style-name="P3"><text:span text:style-name="T1">-</text:span><text:span text:style-name="T2">name:mysqlpersistent-storage</text:span></text:p>
      <text:p text:style-name="P3"><text:span text:style-name="T2"><text:s text:c="2"/>persistentVolumeClaim:</text:span></text:p>
      <text:p text:style-name="P3"><text:span text:style-name="T2"><text:s text:c="5"/>claimName: mysql-pvc</text:span></text:p>
      <text:p text:style-name="P3"><text:span text:style-name="T2">---</text:span></text:p>
      <text:p text:style-name="P4"><text:span text:style-name="T1">apiVersion:v1</text:span></text:p>
      <text:p text:style-name="P4"><text:span text:style-name="T1">kind:Service</text:span></text:p>
      <text:p text:style-name="P4"><text:span text:style-name="T1">metadata:</text:span></text:p>
      <text:p text:style-name="P4"><text:span text:style-name="T1"><text:s text:c="5"/>name:mysql</text:span></text:p>
      <text:p text:style-name="P4"><text:span text:style-name="T1"><text:s text:c="5"/>labels:</text:span></text:p>
      <text:p text:style-name="P4"><text:span text:style-name="T1"><text:s text:c="8"/>app: mysql</text:span></text:p>
      <text:p text:style-name="P4"><text:span text:style-name="T1">spec:</text:span></text:p>
      <text:p text:style-name="P4"><text:span text:style-name="T1"><text:s text:c="5"/>ports:</text:span></text:p>
      <text:p text:style-name="P4"><text:span text:style-name="T1"><text:s text:c="6"/>-port:</text:span><text:span text:style-name="T3">8080</text:span></text:p>
      <text:p text:style-name="P4"><text:span text:style-name="T1"><text:s text:c="8"/>targetPort :</text:span><text:span text:style-name="T3">8080</text:span></text:p>
      <text:p text:style-name="P4"><text:soft-page-break/><text:span text:style-name="T3"><text:s text:c="6"/></text:span><text:span text:style-name="T4">nodePort: 30036</text:span></text:p>
      <text:p text:style-name="P4"><text:span text:style-name="T1"><text:s text:c="5"/>selector:</text:span></text:p>
      <text:p text:style-name="P4"><text:span text:style-name="T1"><text:s text:c="6"/>app:mysql</text:span></text:p>
      <text:p text:style-name="P4"><text:span text:style-name="T1">type: </text:span><text:span text:style-name="T4">N</text:span><text:span text:style-name="T1">odePort</text:span></text:p>
      <text:p text:style-name="P4"><text:span text:style-name="T1"/></text:p>
      <text:p text:style-name="P4"><text:span text:style-name="T1">----</text:span></text:p>
      <text:p text:style-name="P4"><text:span text:style-name="T1">apiVersion:v1</text:span></text:p>
      <text:p text:style-name="P4"><text:span text:style-name="T1">kind: PersistentVolumeClaim</text:span></text:p>
      <text:p text:style-name="P4"><text:span text:style-name="T1">metadata:</text:span></text:p>
      <text:p text:style-name="P4"><text:span text:style-name="T1"><text:s text:c="7"/>name: mysql-pvc</text:span></text:p>
      <text:p text:style-name="P4"><text:span text:style-name="T1"><text:s text:c="7"/>labels:</text:span></text:p>
      <text:p text:style-name="P4"><text:span text:style-name="T1"><text:s text:c="10"/>app: mysql</text:span></text:p>
      <text:p text:style-name="P4"><text:span text:style-name="T1">spec:</text:span></text:p>
      <text:p text:style-name="P4"><text:span text:style-name="T1"><text:s/>accessModes:</text:span></text:p>
      <text:p text:style-name="P4"><text:span text:style-name="T1">- ReadWriteOnce</text:span></text:p>
      <text:p text:style-name="P4"><text:span text:style-name="T1">resources:</text:span></text:p>
      <text:p text:style-name="P4"><text:span text:style-name="T1"><text:s text:c="2"/>requests:</text:span></text:p>
      <text:p text:style-name="P4"><text:span text:style-name="T1"><text:s text:c="5"/>storage: 1Gi</text:span></text:p>
      <text:p text:style-name="P2"><text:span text:style-name="T1"><text:s/></text:span></text:p>
      <text:p text:style-name="P2"><text:span text:style-name="T2"/></text:p>
      <text:p text:style-name="P2"/>
      <text:p text:style-name="P1"/>
      <text:p text:style-name="P1"><text:s text:c="7"/></text:p>
      <text:p text:style-name="P1"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4T11:42:37.655778356</meta:creation-date>
    <dc:date>2024-07-24T12:20:58.739219071</dc:date>
    <meta:editing-duration>PT16M3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82" meta:character-count="1007" meta:non-whitespace-character-count="756"/>
  </office:meta>
</office:document-meta>
</file>